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11in"/>
    </style:style>
    <style:style style:name="co2" style:family="table-column">
      <style:table-column-properties fo:break-before="auto" style:column-width="0.2327in"/>
    </style:style>
    <style:style style:name="co3" style:family="table-column">
      <style:table-column-properties fo:break-before="auto" style:column-width="0.5917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data-style-name="N117"/>
    <style:style style:name="ce13" style:family="table-cell" style:parent-style-name="Default">
      <style:table-cell-properties style:text-align-source="fix" style:repeat-content="false"/>
      <style:paragraph-properties fo:text-align="start" fo:margin-left="0in"/>
    </style:style>
    <style:style style:name="ce14" style:family="table-cell" style:parent-style-name="Default">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table-cell-properties fo:background-color="#b2b2b2"/>
    </style:style>
    <style:style style:name="ce17"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5"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6"/>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5"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6"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6"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7"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6"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5"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5"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5"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5"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5"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5"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5"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5"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5"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5"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5"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5"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5"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5"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5"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5"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5"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5"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5"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5"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5"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5"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5"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2" office:value-type="string">
            <text:p>"Intro to Farming" by Dr. Farmhouse \n A guide to growing crops for beginners.</text:p>
          </table:table-cell>
          <table:table-cell table:style-name="ce15"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5"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5"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5"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5" table:number-columns-repeated="1019"/>
          <table:table-cell table:style-name="ce3"/>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5" table:number-columns-repeated="1019"/>
          <table:table-cell table:style-name="ce3"/>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5" table:number-columns-repeated="1019"/>
          <table:table-cell table:style-name="ce3"/>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5" table:number-columns-repeated="1019"/>
          <table:table-cell table:style-name="ce3"/>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5" table:number-columns-repeated="1019"/>
          <table:table-cell table:style-name="ce3"/>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5"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5"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5"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5"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5"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5"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5"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5"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5"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5"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5"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5" table:number-columns-repeated="1019"/>
          <table:table-cell table:style-name="ce3"/>
        </table:table-row>
        <table:table-row table:style-name="ro1">
          <table:table-cell office:value-type="string">
            <text:p>bookMush</text:p>
          </table:table-cell>
          <table:table-cell/>
          <table:table-cell office:value-type="string">
            <text:p>bname</text:p>
          </table:table-cell>
          <table:table-cell table:style-name="ce13" office:value-type="string">
            <text:p>"Mushroom Logs" by Megan Obello \n An introduction to Mushroom Log Fixtures.</text:p>
          </table:table-cell>
          <table:table-cell table:style-name="ce15" table:number-columns-repeated="1019"/>
          <table:table-cell table:style-name="ce3"/>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5" table:number-columns-repeated="1019"/>
          <table:table-cell table:style-name="ce3"/>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5" table:number-columns-repeated="1019"/>
          <table:table-cell table:style-name="ce3"/>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5" table:number-columns-repeated="1019"/>
          <table:table-cell table:style-name="ce3"/>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5" table:number-columns-repeated="1019"/>
          <table:table-cell table:style-name="ce3"/>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5" table:number-columns-repeated="1019"/>
          <table:table-cell table:style-name="ce3"/>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5" table:number-columns-repeated="1019"/>
          <table:table-cell table:style-name="ce3"/>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5" table:number-columns-repeated="1019"/>
          <table:table-cell table:style-name="ce3"/>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5" table:number-columns-repeated="1019"/>
          <table:table-cell table:style-name="ce3"/>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5" table:number-columns-repeated="1019"/>
          <table:table-cell table:style-name="ce3"/>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5" table:number-columns-repeated="1019"/>
          <table:table-cell table:style-name="ce3"/>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5" table:number-columns-repeated="1019"/>
          <table:table-cell table:style-name="ce3"/>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5" table:number-columns-repeated="1019"/>
          <table:table-cell table:style-name="ce3"/>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5" table:number-columns-repeated="1019"/>
          <table:table-cell table:style-name="ce3"/>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5" table:number-columns-repeated="1019"/>
          <table:table-cell table:style-name="ce3"/>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5" table:number-columns-repeated="1019"/>
          <table:table-cell table:style-name="ce3"/>
        </table:table-row>
        <table:table-row table:style-name="ro1">
          <table:table-cell office:value-type="string">
            <text:p>bookForest1</text:p>
          </table:table-cell>
          <table:table-cell/>
          <table:table-cell office:value-type="string">
            <text:p>book</text:p>
          </table:table-cell>
          <table:table-cell table:style-name="ce12"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5" table:number-columns-repeated="1019"/>
          <table:table-cell table:style-name="ce3"/>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5" table:number-columns-repeated="1019"/>
          <table:table-cell table:style-name="ce3"/>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5" table:number-columns-repeated="1019"/>
          <table:table-cell table:style-name="ce3"/>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5" table:number-columns-repeated="1019"/>
          <table:table-cell table:style-name="ce3"/>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5" table:number-columns-repeated="1019"/>
          <table:table-cell table:style-name="ce3"/>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5" table:number-columns-repeated="1019"/>
          <table:table-cell table:style-name="ce3"/>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5" table:number-columns-repeated="1019"/>
          <table:table-cell table:style-name="ce3"/>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5" table:number-columns-repeated="1019"/>
          <table:table-cell table:style-name="ce3"/>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5" table:number-columns-repeated="1019"/>
          <table:table-cell table:style-name="ce3"/>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5" table:number-columns-repeated="1019"/>
          <table:table-cell table:style-name="ce3"/>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5" table:number-columns-repeated="1019"/>
          <table:table-cell table:style-name="ce3"/>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5" table:number-columns-repeated="1019"/>
          <table:table-cell table:style-name="ce3"/>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5" table:number-columns-repeated="1019"/>
          <table:table-cell table:style-name="ce3"/>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5" table:number-columns-repeated="1019"/>
          <table:table-cell table:style-name="ce3"/>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VP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13"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13"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13"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13"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13"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13"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13"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13"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13"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13"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13"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13"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13"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13"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13"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13"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13"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13"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13" office:value-type="string">
            <text:p>Crops with Salt Resistance or Salt Absorption are marked with these symbo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May shock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4"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7">02/17/2018</text:date>, <text:time>17:47: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17T17:47:05.01</dc:date>
    <dc:creator>Seab Dinch</dc:creator>
    <meta:editing-duration>P49DT2H15M22S</meta:editing-duration>
    <meta:editing-cycles>957</meta:editing-cycles>
    <meta:document-statistic meta:table-count="1" meta:cell-count="5345" meta:object-count="0"/>
  </office:meta>
</office:document-meta>
</file>